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ab5d" officeooo:paragraph-rsid="0004ab5d"/>
    </style:style>
    <style:style style:name="P2" style:family="paragraph" style:parent-style-name="Standard">
      <style:text-properties officeooo:rsid="0004ef29" officeooo:paragraph-rsid="0004ab5d"/>
    </style:style>
    <style:style style:name="P3" style:family="paragraph" style:parent-style-name="Standard">
      <style:text-properties fo:font-weight="bold" officeooo:rsid="0004ef29" officeooo:paragraph-rsid="0004ef29" style:font-weight-asian="bold" style:font-weight-complex="bold"/>
    </style:style>
    <style:style style:name="P4" style:family="paragraph" style:parent-style-name="Standard">
      <style:text-properties fo:font-weight="bold" officeooo:rsid="000eb39c" officeooo:paragraph-rsid="000eb39c" style:font-weight-asian="bold" style:font-weight-complex="bold"/>
    </style:style>
    <style:style style:name="P5" style:family="paragraph" style:parent-style-name="Standard">
      <style:text-properties fo:font-weight="bold" officeooo:rsid="0004ab5d" officeooo:paragraph-rsid="0004ab5d" style:font-weight-asian="bold" style:font-weight-complex="bold"/>
    </style:style>
    <style:style style:name="P6" style:family="paragraph" style:parent-style-name="Standard">
      <style:text-properties officeooo:rsid="0005c55c" officeooo:paragraph-rsid="0005c55c"/>
    </style:style>
    <style:style style:name="P7" style:family="paragraph" style:parent-style-name="Standard">
      <style:text-properties officeooo:rsid="00076e9a" officeooo:paragraph-rsid="00076e9a"/>
    </style:style>
    <style:style style:name="P8" style:family="paragraph" style:parent-style-name="Standard">
      <style:text-properties fo:font-weight="normal" officeooo:rsid="0005c55c" officeooo:paragraph-rsid="0005c55c" style:font-weight-asian="normal" style:font-weight-complex="normal"/>
    </style:style>
    <style:style style:name="P9" style:family="paragraph" style:parent-style-name="Standard">
      <style:text-properties fo:font-size="16pt" fo:font-weight="bold" officeooo:rsid="00170c03" officeooo:paragraph-rsid="00170c03" style:font-weight-asian="bold" style:font-weight-complex="bold"/>
    </style:style>
    <style:style style:name="P10" style:family="paragraph" style:parent-style-name="Standard">
      <style:text-properties officeooo:rsid="001bb52f" officeooo:paragraph-rsid="001bb52f"/>
    </style:style>
    <style:style style:name="P11" style:family="paragraph" style:parent-style-name="Standard">
      <style:text-properties officeooo:rsid="001390ae" officeooo:paragraph-rsid="001390ae"/>
    </style:style>
    <style:style style:name="P12" style:family="paragraph" style:parent-style-name="Standard">
      <style:text-properties officeooo:rsid="001d0392" officeooo:paragraph-rsid="001d0392"/>
    </style:style>
    <style:style style:name="P13" style:family="paragraph" style:parent-style-name="Standard">
      <style:text-properties officeooo:rsid="001db6fa" officeooo:paragraph-rsid="001db6fa"/>
    </style:style>
    <style:style style:name="P14" style:family="paragraph" style:parent-style-name="Standard">
      <style:text-properties officeooo:rsid="001f4387" officeooo:paragraph-rsid="001d0392"/>
    </style:style>
    <style:style style:name="P15" style:family="paragraph" style:parent-style-name="Standard">
      <style:text-properties officeooo:rsid="0004ab5d" officeooo:paragraph-rsid="0004ab5d"/>
    </style:style>
    <style:style style:name="P16" style:family="paragraph" style:parent-style-name="Standard">
      <style:text-properties fo:font-weight="bold" officeooo:rsid="00228a36" officeooo:paragraph-rsid="00228a36" style:font-weight-asian="bold" style:font-weight-complex="bold"/>
    </style:style>
    <style:style style:name="T1" style:family="text">
      <style:text-properties officeooo:rsid="0008f661"/>
    </style:style>
    <style:style style:name="T2" style:family="text">
      <style:text-properties officeooo:rsid="000b0ace"/>
    </style:style>
    <style:style style:name="T3" style:family="text">
      <style:text-properties officeooo:rsid="000d2dda"/>
    </style:style>
    <style:style style:name="T4" style:family="text">
      <style:text-properties officeooo:rsid="0010a3be"/>
    </style:style>
    <style:style style:name="T5" style:family="text">
      <style:text-properties officeooo:rsid="00124216"/>
    </style:style>
    <style:style style:name="T6" style:family="text">
      <style:text-properties officeooo:rsid="001bdbe6"/>
    </style:style>
    <style:style style:name="T7" style:family="text">
      <style:text-properties officeooo:rsid="00228a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How to remove redundant parentheses </text:p>
      <text:p text:style-name="P1"/>
      <text:p text:style-name="P1">Term.minus()</text:p>
      <text:p text:style-name="P1">O: sym expr.make_tail()</text:p>
      <text:p text:style-name="P1">O: sym term.make_tail()</text:p>
      <text:p text:style-name="P1">O: expr.prepend_term(term)</text:p>
      <text:p text:style-name="P1">O: append_term(term)</text:p>
      <text:p text:style-name="P1"/>
      <text:p text:style-name="P1">O: expr.mul(expr)</text:p>
      <text:p text:style-name="P1">O: expr.add(expr)</text:p>
      <text:p text:style-name="P1"/>
      <text:p text:style-name="P5">세모: *.wrap() 다시 평가.. <text:span text:style-name="T4">parent, tail(critical!!)</text:span></text:p>
      <text:p text:style-name="P1">O: *.get_root()</text:p>
      <text:p text:style-name="P1"/>
      <text:p text:style-name="P5">#expr.inverse()</text:p>
      <text:p text:style-name="P1"/>
      <text:p text:style-name="P5">//expr.make_from_tail</text:p>
      <text:p text:style-name="P5">//<text:span text:style-name="T6">Term.make_from_dict</text:span></text:p>
      <text:p text:style-name="P7"/>
      <text:p text:style-name="P7"/>
      <text:p text:style-name="P16">tail = cur!!!</text:p>
      <text:p text:style-name="P16"/>
      <text:p text:style-name="P1">expr_tail<text:span text:style-name="T7">f</text:span></text:p>
      <text:p text:style-name="P1">#() get_id #e and pi cannot be supported… <text:span text:style-name="T1">need to be modified… check...</text:span></text:p>
      <text:p text:style-name="P6"><text:span text:style-name="T3">O: </text:span>mergeable(expr_tail)</text:p>
      <text:p text:style-name="P8"><text:span text:style-name="T5">O: m</text:span>erge(expr_tail) <text:span text:style-name="T4">const</text:span></text:p>
      <text:p text:style-name="P4"/>
      <text:p text:style-name="P7"><text:span text:style-name="T2">O: </text:span>get_constant</text:p>
      <text:p text:style-name="P1">commutable</text:p>
      <text:p text:style-name="P1">O??:tail </text:p>
      <text:p text:style-name="P1">O:*.default_op</text:p>
      <text:p text:style-name="P1"/>
      <text:p text:style-name="P1">expr expr expr</text:p>
      <text:p text:style-name="P1"/>
      <text:p text:style-name="P1">term</text:p>
      <text:p text:style-name="P1">lt,eq by base</text:p>
      <text:p text:style-name="P16">class D</text:p>
      <text:p text:style-name="P5">flip div</text:p>
      <text:p text:style-name="P5">index by base</text:p>
      <text:p text:style-name="P5">sort</text:p>
      <text:p text:style-name="P2"/>
      <text:p text:style-name="P3">pow (pending)</text:p>
      <text:p text:style-name="P1">pow</text:p>
      <text:p text:style-name="P10">append()</text:p>
      <text:p text:style-name="P1">(pow)</text:p>
      <text:p text:style-name="P1">expr ^ integer</text:p>
      <text:p text:style-name="P1"/>
      <text:p text:style-name="P1">expr</text:p>
      <text:p text:style-name="P1"><text:soft-page-break/>index by term without constant</text:p>
      <text:p text:style-name="P6"/>
      <text:p text:style-name="P1">canonicalize</text:p>
      <text:p text:style-name="P1"/>
      <text:p text:style-name="P1">2 * ㅌ</text:p>
      <text:p text:style-name="P1">2 * 1 /ㅌ</text:p>
      <text:p text:style-name="P1"/>
      <text:p text:style-name="P1">pi and e regarded as constant…, which is converted as real number</text:p>
      <text:p text:style-name="P1"/>
      <text:p text:style-name="P1"/>
      <text:p text:style-name="P11">expr 완료</text:p>
      <text:p text:style-name="P11"/>
      <text:p text:style-name="P11"/>
      <text:p text:style-name="P12">pow canonicalize(self):</text:p>
      <text:p text:style-name="P13">paren.canonicalize()</text:p>
      <text:p text:style-name="P13">pow_tail.canonicalize()</text:p>
      <text:p text:style-name="P13"/>
      <text:p text:style-name="P13">if exp == 0:</text:p>
      <text:p text:style-name="P13"><text:tab/>return 1</text:p>
      <text:p text:style-name="P13">if base == 0:</text:p>
      <text:p text:style-name="P13"><text:tab/>return 0</text:p>
      <text:p text:style-name="P13"/>
      <text:p text:style-name="P13">if exp == 1</text:p>
      <text:p text:style-name="P13"><text:tab/>pow_tail.is_terminal = True</text:p>
      <text:p text:style-name="P13"><text:tab/>self.children_list[0] = paren</text:p>
      <text:p text:style-name="P13"/>
      <text:p text:style-name="P13">if exp == num and base == num:</text:p>
      <text:p text:style-name="P13"><text:tab/>return d</text:p>
      <text:p text:style-name="P13">if base == expr and exp == integer</text:p>
      <text:p text:style-name="P13"><text:tab/>return paren</text:p>
      <text:p text:style-name="P13">if base == pow:</text:p>
      <text:p text:style-name="P13"><text:tab/>base.pow()</text:p>
      <text:p text:style-name="P13">if base == term:</text:p>
      <text:p text:style-name="P13"><text:tab/>append pow to term</text:p>
      <text:p text:style-name="P13">if exp == pow</text:p>
      <text:p text:style-name="P13"><text:tab/>remove parentheses</text:p>
      <text:p text:style-name="P13"/>
      <text:p text:style-name="P13"/>
      <text:p text:style-name="P13"/>
      <text:p text:style-name="P13">if paren == num and pow_tail == num</text:p>
      <text:p text:style-name="P13"/>
      <text:p text:style-name="P13">if paren == num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09:28:48.613343933</meta:creation-date>
    <dc:date>2017-09-05T04:36:34.750991803</dc:date>
    <meta:editing-duration>PT7H41M41S</meta:editing-duration>
    <meta:editing-cycles>26</meta:editing-cycles>
    <meta:generator>LibreOffice/5.1.6.2$Linux_X86_64 LibreOffice_project/10m0$Build-2</meta:generator>
    <meta:document-statistic meta:table-count="0" meta:image-count="0" meta:object-count="0" meta:page-count="3" meta:paragraph-count="63" meta:word-count="193" meta:character-count="1126" meta:non-whitespace-character-count="991"/>
  </office:meta>
</office:document-meta>
</file>